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Segoe Print" svg:font-family="'Segoe Print'" style:font-pitch="variable"/>
    <style:font-face style:name="Footlight MT Light" svg:font-family="'Footlight MT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ootlight MT Light1" svg:font-family="'Footlight MT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B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.B1" style:family="table-cell" style:data-style-name="N104">
      <style:table-cell-properties fo:padding="0.0382in" fo:border="0.05pt solid #ffffff"/>
    </style:style>
    <style:style style:name="Table2.A2" style:family="table-cell">
      <style:table-cell-properties fo:padding="0.0382in" fo:border-left="0.05pt solid #ffffff" fo:border-right="none" fo:border-top="none" fo:border-bottom="0.05pt solid #ffffff"/>
    </style:style>
    <style:style style:name="Table2.B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3" style:family="table">
      <style:table-properties style:width="6.9347in" fo:margin-left="-0.0063in" fo:margin-right="-0.0035in" table:align="margins"/>
    </style:style>
    <style:style style:name="Table3.A" style:family="table-column">
      <style:table-column-properties style:column-width="3.4674in" style:rel-column-width="32767*"/>
    </style:style>
    <style:style style:name="Table3.B" style:family="table-column">
      <style:table-column-properties style:column-width="3.4674in" style:rel-column-width="32768*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B1" style:family="table-cell" style:data-style-name="N104">
      <style:table-cell-properties fo:padding="0.0382in" fo:border="0.05pt solid #ffffff"/>
    </style:style>
    <style:style style:name="Table3.A2" style:family="table-cell">
      <style:table-cell-properties fo:padding="0.0382in" fo:border-left="0.05pt solid #ffffff" fo:border-right="none" fo:border-top="none" fo:border-bottom="0.05pt solid #ffffff"/>
    </style:style>
    <style:style style:name="Table3.B2" style:family="table-cell" style:data-style-name="N104">
      <style:table-cell-properties fo:padding="0.0382in" fo:border-left="0.05pt solid #ffffff" fo:border-right="0.05pt solid #ffffff" fo:border-top="none" fo:border-bottom="0.05pt solid #ffffff"/>
    </style:style>
    <style:style style:name="Table3.A3" style:family="table-cell">
      <style:table-cell-properties fo:padding="0.0382in" fo:border-left="0.05pt solid #ffffff" fo:border-right="none" fo:border-top="none" fo:border-bottom="0.05pt solid #ffffff"/>
    </style:style>
    <style:style style:name="Table3.A4" style:family="table-cell">
      <style:table-cell-properties fo:padding="0.0382in" fo:border-left="0.05pt solid #ffffff" fo:border-right="none" fo:border-top="none" fo:border-bottom="0.05pt solid #ffffff"/>
    </style:style>
    <style:style style:name="P1" style:family="paragraph" style:parent-style-name="Standard">
      <style:paragraph-properties fo:text-align="center" style:justify-single-word="false"/>
      <style:text-properties fo:color="#6600cc" style:font-name="Segoe Print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33333" style:font-name="Segoe Print" fo:font-size="16pt" fo:font-weight="bold" style:font-size-asian="16pt" style:font-weight-asian="bold" style:font-size-complex="16pt" style:font-weight-complex="bold"/>
    </style:style>
    <style:style style:name="P3" style:family="paragraph" style:parent-style-name="List_20_Paragraph">
      <style:paragraph-properties fo:margin-left="0.5693in" fo:margin-right="0in" fo:margin-top="0.0008in" fo:margin-bottom="0in" loext:contextual-spacing="false" fo:line-height="0.239in" fo:text-align="start" style:justify-single-word="false" fo:text-indent="-0.2508in" style:auto-text-indent="false">
        <style:tab-stops>
          <style:tab-stop style:position="0.5693in"/>
          <style:tab-stop style:position="0.5701in"/>
          <style:tab-stop style:position="4.0693in"/>
        </style:tab-stops>
      </style:paragraph-properties>
      <style:text-properties fo:color="#333333" style:font-name="Arial Narrow" fo:font-size="18pt" fo:font-weight="normal" style:font-size-asian="18pt" style:font-weight-asian="normal" style:font-size-complex="18pt" style:font-weight-complex="normal"/>
    </style:style>
    <style:style style:name="P4" style:family="paragraph" style:parent-style-name="List_20_Paragraph">
      <style:paragraph-properties fo:margin-left="0in" fo:margin-right="0in" fo:margin-top="0.0008in" fo:margin-bottom="0in" loext:contextual-spacing="false" fo:text-align="start" style:justify-single-word="false" fo:text-indent="0in" style:auto-text-indent="false">
        <style:tab-stops>
          <style:tab-stop style:position="0.5693in"/>
          <style:tab-stop style:position="0.5701in"/>
          <style:tab-stop style:position="4.0693in"/>
        </style:tab-stops>
      </style:paragraph-properties>
      <style:text-properties fo:color="#333333" style:font-name="Arial Narrow" fo:font-size="18pt" fo:font-weight="normal" style:font-size-asian="18pt" style:font-weight-asian="normal" style:font-size-complex="18pt" style:font-weight-complex="normal"/>
    </style:style>
    <style:style style:name="P5" style:family="paragraph" style:parent-style-name="List_20_Paragraph">
      <style:paragraph-properties fo:margin-top="0.0008in" fo:margin-bottom="0in" loext:contextual-spacing="false" fo:text-align="start" style:justify-single-word="false">
        <style:tab-stops>
          <style:tab-stop style:position="0.5693in"/>
          <style:tab-stop style:position="0.5701in"/>
          <style:tab-stop style:position="4.0693in"/>
        </style:tab-stops>
      </style:paragraph-properties>
      <style:text-properties fo:color="#333333" style:font-name="Arial Narrow" fo:font-size="18pt" fo:font-weight="normal" style:font-size-asian="18pt" style:font-weight-asian="normal" style:font-size-complex="18pt" style:font-weight-complex="normal"/>
    </style:style>
    <style:style style:name="P6" style:family="paragraph" style:parent-style-name="List_20_Paragraph">
      <style:paragraph-properties fo:margin-top="0.0008in" fo:margin-bottom="0in" loext:contextual-spacing="false" fo:text-align="start" style:justify-single-word="false">
        <style:tab-stops>
          <style:tab-stop style:position="0.5693in"/>
          <style:tab-stop style:position="0.5701in"/>
          <style:tab-stop style:position="4.0693in"/>
        </style:tab-stops>
      </style:paragraph-properties>
      <style:text-properties fo:color="#6600cc" style:font-name="Arial Narrow" fo:font-size="18pt" fo:font-weight="normal" style:font-size-asian="18pt" style:font-weight-asian="normal" style:font-size-complex="18pt" style:font-weight-complex="normal"/>
    </style:style>
    <style:style style:name="P7" style:family="paragraph" style:parent-style-name="List_20_Paragraph">
      <style:paragraph-properties fo:margin-top="0.0008in" fo:margin-bottom="0in" loext:contextual-spacing="false" fo:text-align="center" style:justify-single-word="false">
        <style:tab-stops>
          <style:tab-stop style:position="0.5693in"/>
          <style:tab-stop style:position="0.5701in"/>
          <style:tab-stop style:position="4.0693in"/>
        </style:tab-stops>
      </style:paragraph-properties>
      <style:text-properties fo:color="#6600cc" style:font-name="Arial Narrow" fo:font-size="18pt" fo:font-weight="normal" style:font-size-asian="18pt" style:font-weight-asian="normal" style:font-size-complex="1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 Narrow" fo:font-size="18pt" style:font-name-asian="Footlight MT Light1" style:font-size-asian="18pt" style:font-name-complex="Footlight MT Light1" style:font-size-complex="18pt"/>
    </style:style>
    <style:style style:name="T1" style:family="text">
      <style:text-properties fo:letter-spacing="-0.0028in"/>
    </style:style>
    <style:style style:name="T2" style:family="text">
      <style:text-properties fo:letter-spacing="-0.0398in"/>
    </style:style>
    <style:style style:name="T3" style:family="text">
      <style:text-properties fo:letter-spacing="-0.0016in"/>
    </style:style>
    <style:style style:name="T4" style:family="text">
      <style:text-properties fo:letter-spacing="-0.0008in"/>
    </style:style>
    <style:style style:name="T5" style:family="text">
      <style:text-properties fo:letter-spacing="0.0016in"/>
    </style:style>
    <style:style style:name="T6" style:family="text">
      <style:text-properties officeooo:rsid="00098623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aking<text:span text:style-name="T1"> </text:span>Acknowledgments</text:p>
          </table:table-cell>
          <table:table-cell table:style-name="Table1.B1" office:value-type="string">
            <text:p text:style-name="P4">$5.00 for first signature</text:p>
          </table:table-cell>
        </table:table-row>
        <table:table-row>
          <table:table-cell table:style-name="Table1.A2" office:value-type="string">
            <text:p text:style-name="P3">Taking<text:span text:style-name="T1"> </text:span>Acknowledgments</text:p>
          </table:table-cell>
          <table:table-cell table:style-name="Table1.B2" office:value-type="string">
            <text:p text:style-name="P4">$2.00 for each additional name</text:p>
          </table:table-cell>
        </table:table-row>
        <table:table-row>
          <table:table-cell table:style-name="Table1.A2" office:value-type="string">
            <text:p text:style-name="P3">Administering an Oath or Affirmation</text:p>
          </table:table-cell>
          <table:table-cell table:style-name="Table1.B2" office:value-type="string">
            <text:p text:style-name="P4">$5.00 for each person taking oath</text:p>
          </table:table-cell>
        </table:table-row>
        <table:table-row>
          <table:table-cell table:style-name="Table1.A2" office:value-type="string">
            <text:p text:style-name="P3">Taking verification on Oath or Affirmation</text:p>
          </table:table-cell>
          <table:table-cell table:style-name="Table1.B2" office:value-type="string">
            <text:p text:style-name="P4">$5.00 unlimited signatures</text:p>
          </table:table-cell>
        </table:table-row>
        <table:table-row>
          <table:table-cell table:style-name="Table1.A2" office:value-type="string">
            <text:p text:style-name="P3">Witnessing or attesting a signature</text:p>
          </table:table-cell>
          <table:table-cell table:style-name="Table1.B2" office:value-type="string">
            <text:p text:style-name="P4">$5.00 per signature</text:p>
          </table:table-cell>
        </table:table-row>
        <table:table-row>
          <table:table-cell table:style-name="Table1.A2" office:value-type="string">
            <text:p text:style-name="P3">Certifying or attesting a copy or deposition</text:p>
          </table:table-cell>
          <table:table-cell table:style-name="Table1.B2" office:value-type="string">
            <text:p text:style-name="P4">$3.00 per certified copy</text:p>
          </table:table-cell>
        </table:table-row>
        <table:table-row>
          <table:table-cell table:style-name="Table1.A2" office:value-type="string">
            <text:p text:style-name="P3">Noting a protest or negotiable instrument</text:p>
          </table:table-cell>
          <table:table-cell table:style-name="Table1.B2" office:value-type="string">
            <text:p text:style-name="P4">$3.00 per page</text:p>
          </table:table-cell>
        </table:table-row>
      </table:table>
      <text:p text:style-name="Standard"/>
      <text:p text:style-name="Standard"/>
      <text:p text:style-name="P7">Notaries public may charge a clerical or administrative fee for services they have provided related to the<text:span text:style-name="T2"> </text:span>notarial<text:span text:style-name="T3"> </text:span>act,<text:span text:style-name="T4"> </text:span>such<text:span text:style-name="T4"> </text:span>as copying<text:span text:style-name="T5"> <text:s text:c="9"/></text:span>documents,<text:span text:style-name="T4"> </text:span>postage, travel<text:span text:style-name="T3"> </text:span>and<text:span text:style-name="T4"> </text:span>telephone<text:span text:style-name="T4"> </text:span>calls.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Copies</text:p>
          </table:table-cell>
          <table:table-cell table:style-name="Table2.B1" office:value-type="currency" office:currency="USD" office:value="1">
            <text:p text:style-name="P8">$1.00</text:p>
          </table:table-cell>
        </table:table-row>
        <table:table-row>
          <table:table-cell table:style-name="Table2.A2" office:value-type="string">
            <text:p text:style-name="P8">Each additional copy</text:p>
          </table:table-cell>
          <table:table-cell table:style-name="Table2.B2" office:value-type="string">
            <text:p text:style-name="P8">$<text:span text:style-name="T6">0</text:span>.50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5 to 10 miles from home office</text:p>
          </table:table-cell>
          <table:table-cell table:style-name="Table3.B1" office:value-type="currency" office:currency="USD" office:value="15">
            <text:p text:style-name="P8">$15.00</text:p>
          </table:table-cell>
        </table:table-row>
        <table:table-row>
          <table:table-cell table:style-name="Table3.A4" office:value-type="string">
            <text:p text:style-name="P8">11 to 15 miles from home office</text:p>
          </table:table-cell>
          <table:table-cell table:style-name="Table3.B2" office:value-type="currency" office:currency="USD" office:value="20">
            <text:p text:style-name="P8">$20.00</text:p>
          </table:table-cell>
        </table:table-row>
        <table:table-row>
          <table:table-cell table:style-name="Table3.A4" office:value-type="string">
            <text:p text:style-name="P8">15 to 20 miles form home office</text:p>
          </table:table-cell>
          <table:table-cell table:style-name="Table3.B2" office:value-type="currency" office:currency="USD" office:value="25">
            <text:p text:style-name="P8">$25.00</text:p>
          </table:table-cell>
        </table:table-row>
        <table:table-row>
          <table:table-cell table:style-name="Table3.A4" office:value-type="string">
            <text:p text:style-name="P8">Each additional mile</text:p>
          </table:table-cell>
          <table:table-cell table:style-name="Table3.B2" office:value-type="currency" office:currency="USD" office:value="1">
            <text:p text:style-name="P8">$1.00</text:p>
          </table:table-cell>
        </table:table-row>
      </table:table>
      <text:p text:style-name="P5"/>
      <text:p text:style-name="P6">Notary reserves the right to charge additional for after hour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Segoe Print" svg:font-family="'Segoe Print'" style:font-pitch="variable"/>
    <style:font-face style:name="Footlight MT Light" svg:font-family="'Footlight MT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ootlight MT Light1" svg:font-family="'Footlight MT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">
      <style:paragraph-properties fo:margin-left="0.5693in" fo:margin-right="0in" fo:line-height="0.239in" fo:text-indent="-0.2508in" style:auto-text-indent="false"/>
      <style:text-properties style:font-name="Footlight MT Light" fo:font-family="'Footlight MT Light'" style:font-family-generic="roman" style:font-pitch="variable" fo:language="en" fo:country="US" style:font-name-asian="Footlight MT Light1" style:font-family-asian="'Footlight MT Light'" style:font-family-generic-asian="system" style:font-pitch-asian="variable" style:language-asian="en" style:country-asian="US" style:font-name-complex="Footlight MT Light1" style:font-family-complex="'Footlight MT Light'" style:font-family-generic-complex="system" style:font-pitch-complex="variable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6600cc" style:font-name="Segoe Print" fo:font-size="32pt" fo:font-weight="bold" style:font-size-asian="32pt" style:font-weight-asian="bold" style:font-size-complex="32pt" style:font-weight-complex="bold"/>
    </style:style>
    <style:style style:name="MP2" style:family="paragraph" style:parent-style-name="Standard">
      <style:paragraph-properties fo:text-align="center" style:justify-single-word="false"/>
      <style:text-properties fo:color="#333333" style:font-name="Segoe Print"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LB Mobile Notary Services</text:p>
        <text:p text:style-name="MP2">Price List 2021 Notary Fe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amara balliet</meta:initial-creator>
    <meta:creation-date>2021-02-13T19:22:38.78</meta:creation-date>
    <dc:date>2021-02-14T20:29:40.674974823</dc:date>
    <meta:editing-duration>PT41M17S</meta:editing-duration>
    <meta:editing-cycles>5</meta:editing-cycles>
    <meta:generator>LibreOffice/6.4.6.2$Linux_X86_64 LibreOffice_project/40$Build-2</meta:generator>
    <meta:document-statistic meta:table-count="3" meta:image-count="0" meta:object-count="0" meta:page-count="1" meta:paragraph-count="30" meta:word-count="142" meta:character-count="893" meta:non-whitespace-character-count="772"/>
  </office:meta>
</office:document-meta>
</file>